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a933" draw:fill-color="#00a933" draw:textarea-horizontal-align="justify" draw:textarea-vertical-align="middle" draw:auto-grow-height="false" fo:min-height="6.585cm" fo:min-width="6.74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0.8cm"/>
    </style:style>
    <style:style style:name="gr4" style:family="graphic" style:parent-style-name="standard">
      <style:graphic-properties svg:stroke-color="#00a933" draw:fill-color="#00a933" draw:textarea-horizontal-align="justify" draw:textarea-vertical-align="middle" draw:auto-grow-height="false" fo:min-height="2.364cm" fo:min-width="3.78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276cm"/>
      <style:paragraph-properties style:writing-mode="lr-tb"/>
    </style:style>
    <style:style style:name="gr6" style:family="graphic" style:parent-style-name="objectwithoutfill">
      <style:graphic-properties svg:stroke-width="0.053cm" svg:stroke-color="#ff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10" style:family="graphic" style:parent-style-name="objectwithoutfill">
      <style:graphic-properties svg:stroke-width="0.053cm" svg:stroke-color="#2a6099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00a933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00a933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solid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7.245cm" svg:height="6.835cm" svg:x="9.638cm" svg:y="2.457cm">
          <text:p text:style-name="P1">ROACH2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6cm" svg:height="1cm" draw:transform="rotate (-1.5707963267949) translate (9.7cm 6cm)">
          <draw:text-box>
            <text:p text:style-name="P3"><text:span text:style-name="T1">ZDOK 0</text:span></text:p>
          </draw:text-box>
        </draw:frame>
        <draw:frame draw:style-name="gr2" draw:text-style-name="P4" draw:layer="layout" svg:width="2.6cm" svg:height="1cm" draw:transform="rotate (-1.5707963267949) translate (9.7cm 3cm)">
          <draw:text-box>
            <text:p text:style-name="P3"><text:span text:style-name="T1">ZDOK 1</text:span></text:p>
          </draw:text-box>
        </draw:frame>
        <draw:custom-shape draw:style-name="gr3" draw:text-style-name="P3" xml:id="id1" draw:id="id1" draw:layer="layout" svg:width="1.3cm" svg:height="1.4cm" svg:x="10cm" svg:y="12.3cm">
          <draw:glue-point draw:id="4" svg:x="-5cm" svg:y="-2.142cm"/>
          <draw:glue-point draw:id="5" svg:x="-5cm" svg:y="2.142cm"/>
          <text:p/>
          <draw:enhanced-geometry svg:viewBox="0 0 21600 21600" draw:type="rectangle" draw:enhanced-path="M 0 0 L 21600 0 21600 21600 0 21600 0 0 Z N"/>
        </draw:custom-shape>
        <draw:g xml:id="id3" draw:id="id3">
          <draw:glue-point draw:id="4" svg:x="-5cm" svg:y="4.181cm"/>
          <draw:glue-point draw:id="5" svg:x="-5cm" svg:y="3.798cm"/>
          <draw:glue-point draw:id="6" svg:x="-5cm" svg:y="1.503cm"/>
          <draw:glue-point draw:id="7" svg:x="-5cm" svg:y="-1.557cm"/>
          <draw:glue-point draw:id="8" svg:x="-5cm" svg:y="-3.852cm"/>
          <draw:custom-shape draw:style-name="gr4" draw:text-style-name="P2" draw:layer="layout" svg:width="4.285cm" svg:height="2.614cm" svg:x="4.715cm" svg:y="6cm">
            <draw:glue-point draw:id="4" svg:x="-5.003cm" svg:y="-1.557cm"/>
            <draw:glue-point draw:id="5" svg:x="-5.003cm" svg:y="1.503cm"/>
            <draw:glue-point draw:id="6" svg:x="-5.003cm" svg:y="3.798cm"/>
            <draw:glue-point draw:id="7" svg:x="-5.003cm" svg:y="-3.852cm"/>
            <text:p text:style-name="P5">ADC5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cm" svg:height="0.526cm" svg:x="4.7cm" svg:y="6cm">
            <draw:text-box>
              <text:p><text:span text:style-name="T2">CLK</text:span></text:p>
            </draw:text-box>
          </draw:frame>
          <draw:frame draw:style-name="gr5" draw:text-style-name="P6" draw:layer="layout" svg:width="1.3cm" svg:height="0.526cm" svg:x="4.7cm" svg:y="8.074cm">
            <draw:text-box>
              <text:p><text:span text:style-name="T2">SYNC</text:span></text:p>
            </draw:text-box>
          </draw:frame>
          <draw:frame draw:style-name="gr5" draw:text-style-name="P6" draw:layer="layout" svg:width="1cm" svg:height="0.526cm" svg:x="4.7cm" svg:y="7.3cm">
            <draw:text-box>
              <text:p><text:span text:style-name="T2">I</text:span></text:p>
            </draw:text-box>
          </draw:frame>
          <draw:frame draw:style-name="gr5" draw:text-style-name="P6" draw:layer="layout" svg:width="1cm" svg:height="0.526cm" svg:x="4.7cm" svg:y="6.774cm">
            <draw:text-box>
              <text:p><text:span text:style-name="T2">Q</text:span></text:p>
            </draw:text-box>
          </draw:frame>
        </draw:g>
        <draw:g xml:id="id2" draw:id="id2">
          <draw:glue-point draw:id="4" svg:x="-5cm" svg:y="4.181cm"/>
          <draw:glue-point draw:id="5" svg:x="-4.767cm" svg:y="4.181cm"/>
          <draw:glue-point draw:id="6" svg:x="-5cm" svg:y="1.503cm"/>
          <draw:glue-point draw:id="7" svg:x="-5cm" svg:y="-1.557cm"/>
          <draw:glue-point draw:id="8" svg:x="-5cm" svg:y="-3.469cm"/>
          <draw:glue-point draw:id="9" svg:x="-5cm" svg:y="3.798cm"/>
          <draw:custom-shape draw:style-name="gr4" draw:text-style-name="P2" draw:layer="layout" svg:width="4.285cm" svg:height="2.614cm" svg:x="4.715cm" svg:y="3cm">
            <draw:glue-point draw:id="4" svg:x="-5.003cm" svg:y="-1.557cm"/>
            <draw:glue-point draw:id="5" svg:x="-5.003cm" svg:y="1.503cm"/>
            <draw:glue-point draw:id="6" svg:x="-5.003cm" svg:y="3.798cm"/>
            <draw:glue-point draw:id="7" svg:x="-5.003cm" svg:y="-3.852cm"/>
            <text:p text:style-name="P1">ADC5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cm" svg:height="0.526cm" svg:x="4.7cm" svg:y="3cm">
            <draw:text-box>
              <text:p><text:span text:style-name="T2">CLK</text:span></text:p>
            </draw:text-box>
          </draw:frame>
          <draw:frame draw:style-name="gr5" draw:text-style-name="P6" draw:layer="layout" svg:width="1.3cm" svg:height="0.526cm" svg:x="4.7cm" svg:y="5.074cm">
            <draw:text-box>
              <text:p><text:span text:style-name="T2">SYNC</text:span></text:p>
            </draw:text-box>
          </draw:frame>
          <draw:frame draw:style-name="gr5" draw:text-style-name="P6" draw:layer="layout" svg:width="1cm" svg:height="0.526cm" svg:x="4.7cm" svg:y="4.3cm">
            <draw:text-box>
              <text:p><text:span text:style-name="T2">I</text:span></text:p>
            </draw:text-box>
          </draw:frame>
          <draw:frame draw:style-name="gr5" draw:text-style-name="P6" draw:layer="layout" svg:width="1cm" svg:height="0.526cm" svg:x="4.7cm" svg:y="3.774cm">
            <draw:text-box>
              <text:p><text:span text:style-name="T2">Q</text:span></text:p>
            </draw:text-box>
          </draw:frame>
        </draw:g>
        <draw:connector draw:style-name="gr6" draw:text-style-name="P7" draw:layer="layout" draw:line-skew="-1.2cm" svg:x1="10cm" svg:y1="13.299cm" svg:x2="4.7cm" svg:y2="3.401cm" draw:start-shape="id1" draw:start-glue-point="5" draw:end-shape="id2" draw:end-glue-point="8" svg:d="M10000 13299h-7000v-9898h1700" svg:viewBox="0 0 7001 9899">
          <text:p/>
        </draw:connector>
        <draw:connector draw:style-name="gr6" draw:text-style-name="P7" draw:layer="layout" draw:line-skew="-0.9cm" svg:x1="10cm" svg:y1="12.701cm" svg:x2="4.7cm" svg:y2="6.301cm" draw:start-shape="id1" draw:start-glue-point="4" draw:end-shape="id3" draw:end-glue-point="8" svg:d="M10000 12701h-6700v-6400h1400" svg:viewBox="0 0 6701 6401">
          <text:p/>
        </draw:connector>
        <draw:connector draw:style-name="gr7" draw:text-style-name="P7" draw:layer="layout" draw:line-skew="-0.6cm" svg:x1="14.7cm" svg:y1="10.981cm" svg:x2="4.7cm" svg:y2="8.399cm" draw:start-shape="id4" draw:start-glue-point="3" draw:end-shape="id3" draw:end-glue-point="4" svg:d="M14700 10981h-11100v-2582h1100" svg:viewBox="0 0 11101 2583">
          <text:p/>
        </draw:connector>
        <draw:frame draw:style-name="gr8" draw:text-style-name="P6" xml:id="id4" draw:id="id4" draw:layer="layout" svg:width="1.8cm" svg:height="0.962cm" svg:x="14.7cm" svg:y="10.5cm">
          <draw:text-box>
            <text:p>PPS</text:p>
          </draw:text-box>
        </draw:frame>
        <draw:frame draw:style-name="gr8" draw:text-style-name="P6" xml:id="id5" draw:id="id5" draw:layer="layout" svg:width="1.8cm" svg:height="0.962cm" svg:x="14.7cm" svg:y="12.5cm">
          <draw:text-box>
            <text:p>CLK</text:p>
          </draw:text-box>
        </draw:frame>
        <draw:connector draw:style-name="gr6" draw:text-style-name="P7" draw:layer="layout" draw:type="line" svg:x1="14.7cm" svg:y1="12.981cm" svg:x2="11.3cm" svg:y2="13cm" draw:start-shape="id5" draw:start-glue-point="3" svg:d="M14700 12981l-3400 19" svg:viewBox="0 0 3401 20">
          <text:p/>
        </draw:connector>
        <draw:frame draw:style-name="gr8" draw:text-style-name="P6" draw:layer="layout" svg:width="0.8cm" svg:height="0.962cm" svg:x="10.5cm" svg:y="12.538cm">
          <draw:text-box>
            <text:p>S</text:p>
          </draw:text-box>
        </draw:frame>
        <draw:frame draw:style-name="gr9" draw:text-style-name="P6" xml:id="id6" draw:id="id6" draw:layer="layout" svg:width="1.8cm" svg:height="1.114cm" svg:x="14.7cm" svg:y="14.3cm">
          <draw:text-box>
            <text:p>I<text:span text:style-name="T3">0</text:span></text:p>
          </draw:text-box>
        </draw:frame>
        <draw:frame draw:style-name="gr9" draw:text-style-name="P6" xml:id="id7" draw:id="id7" draw:layer="layout" svg:width="1.8cm" svg:height="1.114cm" svg:x="14.7cm" svg:y="15.5cm">
          <draw:text-box>
            <text:p>I<text:span text:style-name="T3">1</text:span></text:p>
          </draw:text-box>
        </draw:frame>
        <draw:connector draw:style-name="gr10" draw:text-style-name="P7" draw:layer="layout" draw:line-skew="-1.6cm" svg:x1="14.7cm" svg:y1="14.857cm" svg:x2="4.7cm" svg:y2="7.699cm" draw:start-shape="id6" draw:start-glue-point="3" draw:end-shape="id3" draw:end-glue-point="6" svg:d="M14700 14857h-12100v-7158h2100" svg:viewBox="0 0 12101 7159">
          <text:p/>
        </draw:connector>
        <draw:connector draw:style-name="gr11" draw:text-style-name="P7" draw:layer="layout" draw:line-skew="-1.9cm" svg:x1="14.7cm" svg:y1="16.057cm" svg:x2="4.7cm" svg:y2="4.699cm" draw:start-shape="id7" draw:start-glue-point="3" draw:end-shape="id2" draw:end-glue-point="6" svg:d="M14700 16057h-12400v-11358h2400" svg:viewBox="0 0 12401 1135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46:04.177698460</meta:creation-date>
    <dc:date>2021-08-27T15:26:18.626669875</dc:date>
    <meta:editing-duration>PT2M19S</meta:editing-duration>
    <meta:editing-cycles>2</meta:editing-cycles>
    <meta:generator>LibreOffice/6.4.7.2$Linux_X86_64 LibreOffice_project/40$Build-2</meta:generator>
    <meta:print-date>2021-08-26T15:59:36.358784659</meta:print-date>
    <meta:document-statistic meta:object-count="27"/>
  </office:meta>
</office:document-meta>
</file>